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5.49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Métric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" style:family="table-cell" style:parent-style-name="Default" style:data-style-name="N113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6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7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8" style:family="table-cell" style:parent-style-name="Default">
      <style:table-cell-properties fo:background-color="#1f497d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3" style:family="table-cell" style:parent-style-name="Default" style:data-style-name="N112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5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6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8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9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0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1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3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4" style:family="table-cell" style:parent-style-name="Default" style:data-style-name="N100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5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6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7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9"/>
      <style:map style:condition="cell-content()=&quot;Error&quot;" style:apply-style-name="ConditionalStyle_5f_1" style:base-cell-address="Métricas.E9"/>
    </style:style>
    <style:style style:name="ce148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13"/>
      <style:map style:condition="cell-content()=&quot;Error&quot;" style:apply-style-name="ConditionalStyle_5f_1" style:base-cell-address="Métricas.E13"/>
    </style:style>
    <style:style style:name="ce41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3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4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30"/>
      <style:map style:condition="cell-content()=&quot;Error&quot;" style:apply-style-name="ConditionalStyle_5f_1" style:base-cell-address="Métricas.E30"/>
    </style:style>
    <style:style style:name="ce45" style:family="table-cell" style:parent-style-name="Default" style:data-style-name="N1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6" style:family="table-cell" style:parent-style-name="Default" style:data-style-name="N2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7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8" style:family="table-cell" style:parent-style-name="Default" style:data-style-name="N113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9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0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1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2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6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7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8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9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0" style:family="table-cell" style:parent-style-name="Default" style:data-style-name="N2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1" style:family="table-cell" style:parent-style-name="Excel_20_Built-in_20_Percent" style:data-style-name="N114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2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4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5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7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8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9" style:family="table-cell" style:parent-style-name="Default" style:data-style-name="N113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1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2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3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6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8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9" style:family="table-cell" style:parent-style-name="Default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0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1" style:family="table-cell" style:parent-style-name="Default" style:data-style-name="N112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2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4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5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6" style:family="table-cell" style:parent-style-name="Default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8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0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1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2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5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6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7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8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9" style:family="table-cell" style:parent-style-name="Default">
      <style:table-cell-properties fo:background-color="#558ed5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0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2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3" style:family="table-cell" style:parent-style-name="Default">
      <style:table-cell-properties fo:border-bottom="0.74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4" style:family="table-cell" style:parent-style-name="Default">
      <style:table-cell-properties fo:background-color="#b9cde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6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7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étric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9"/>
        <table:table-column table:style-name="co3" table:number-columns-repeated="9" table:default-cell-style-name="ce19"/>
        <table:table-column table:style-name="co4" table:default-cell-style-name="ce19"/>
        <table:table-column table:style-name="co3" table:number-columns-repeated="2" table:default-cell-style-name="ce19"/>
        <table:table-column table:style-name="co1" table:default-cell-style-name="ce5"/>
        <table:table-column table:style-name="co3" table:visibility="collapse" table:number-columns-repeated="1009" table:default-cell-style-name="ce19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PROYECTO:</text:p>
          </table:table-cell>
          <table:covered-table-cell table:style-name="ce126"/>
          <table:table-cell table:style-name="ce30" table:number-columns-spanned="11" table:number-rows-spanned="1"/>
          <table:covered-table-cell table:number-columns-repeated="10" table:style-name="ce37"/>
          <table:table-cell table:style-name="ce1" table:number-columns-repeated="1010"/>
        </table:table-row>
        <table:table-row table:style-name="ro2">
          <table:table-cell table:style-name="ce1"/>
          <table:table-cell table:style-name="ce7"/>
          <table:table-cell table:style-name="ce126"/>
          <table:table-cell table:style-name="ce31" table:number-columns-repeated="11"/>
          <table:table-cell table:style-name="ce1" table:number-columns-repeated="1010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Análisis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1"/>
          <table:table-cell table:style-name="ce64" table:number-columns-repeated="8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30M00S" calcext:value-type="time">
            <text:p>0:30</text:p>
          </table:table-cell>
          <table:table-cell table:style-name="ce23" office:value-type="time" office:time-value="PT03H00M00S" calcext:value-type="time">
            <text:p>3:00</text:p>
          </table:table-cell>
          <table:table-cell table:style-name="ce23" office:value-type="time" office:time-value="PT03H28M00S" calcext:value-type="time">
            <text:p>3:28</text:p>
          </table:table-cell>
          <table:table-cell table:style-name="ce40" table:formula="of:=IF([.C5]&gt;[.D5];&quot;ERROR&quot;;[.D5]-[.C5])" office:value-type="time" office:time-value="PT00H28M00S" calcext:value-type="time">
            <text:p>0:28</text:p>
          </table:table-cell>
          <table:table-cell table:style-name="ce52"/>
          <table:table-cell table:style-name="ce5" table:number-columns-repeated="8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Prepara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40M00S" calcext:value-type="time">
            <text:p>0:40</text:p>
          </table:table-cell>
          <table:table-cell table:style-name="ce23" office:value-type="time" office:time-value="PT03H30M00S" calcext:value-type="time">
            <text:p>3:30</text:p>
          </table:table-cell>
          <table:table-cell table:style-name="ce23" office:value-type="time" office:time-value="PT04H10M00S" calcext:value-type="time">
            <text:p>4:10</text:p>
          </table:table-cell>
          <table:table-cell table:style-name="ce147" table:formula="of:=IF([.C9]&gt;[.D9];&quot;ERROR&quot;;[.D9]-[.C9])" office:value-type="time" office:time-value="PT00H40M00S" calcext:value-type="time">
            <text:p>0:40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Diseño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148" table:formula="of:=IF([.C13]&gt;[.D13];&quot;ERROR&quot;;[.D13]-[.C13])" office:value-type="time" office:time-value="PT00H00M00S" calcext:value-type="time">
            <text:p>0:00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11" office:value-type="string" calcext:value-type="string" table:number-columns-spanned="13" table:number-rows-spanned="1">
            <text:p>Desarrollo y correctivos</text:p>
          </table:table-cell>
          <table:covered-table-cell table:number-columns-repeated="11" table:style-name="ce21"/>
          <table:covered-table-cell table:style-name="ce38"/>
          <table:table-cell table:style-name="ce2"/>
          <table:table-cell table:style-name="ce99" table:number-columns-repeated="1009"/>
        </table:table-row>
        <table:table-row table:style-name="ro7">
          <table:table-cell table:style-name="ce3"/>
          <table:table-cell table:style-name="ce12" office:value-type="string" calcext:value-type="string" table:number-columns-spanned="1" table:number-rows-spanned="2">
            <text:p>Nº Incremento</text:p>
          </table:table-cell>
          <table:table-cell table:style-name="ce24" office:value-type="string" calcext:value-type="string" table:number-columns-spanned="3" table:number-rows-spanned="2">
            <text:p>Descripción de las tareas del Increment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Estimación</text:p>
          </table:table-cell>
          <table:covered-table-cell table:style-name="ce67"/>
          <table:table-cell table:style-name="ce74" office:value-type="string" calcext:value-type="string" table:number-columns-spanned="3" table:number-rows-spanned="1">
            <text:p>Desarroll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Correctivos</text:p>
          </table:table-cell>
          <table:covered-table-cell table:style-name="ce67"/>
          <table:table-cell table:style-name="ce89" office:value-type="string" calcext:value-type="string" table:number-columns-spanned="1" table:number-rows-spanned="2">
            <text:p>Líneas Reales</text:p>
          </table:table-cell>
          <table:table-cell table:style-name="ce93" office:value-type="string" calcext:value-type="string" table:number-columns-spanned="1" table:number-rows-spanned="2">
            <text:p>Tiempo Real</text:p>
          </table:table-cell>
          <table:table-cell table:style-name="ce3"/>
          <table:table-cell table:style-name="ce100"/>
          <table:table-cell table:style-name="ce104" table:number-columns-repeated="1008"/>
        </table:table-row>
        <table:table-row table:style-name="ro4">
          <table:table-cell table:style-name="ce3"/>
          <table:covered-table-cell table:style-name="ce13"/>
          <table:covered-table-cell table:style-name="ce25"/>
          <table:covered-table-cell table:style-name="ce33"/>
          <table:covered-table-cell table:style-name="ce42"/>
          <table:table-cell table:style-name="ce56" office:value-type="string" calcext:value-type="string">
            <text:p>Líneas Cód.</text:p>
          </table:table-cell>
          <table:table-cell table:style-name="ce68" office:value-type="string" calcext:value-type="string">
            <text:p>Tiempo</text:p>
          </table:table-cell>
          <table:table-cell table:style-name="ce75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83" office:value-type="string" calcext:value-type="string">
            <text:p>Tiempo</text:p>
          </table:table-cell>
          <table:table-cell table:style-name="ce56" office:value-type="string" calcext:value-type="string">
            <text:p>Errores Lógicos</text:p>
          </table:table-cell>
          <table:table-cell table:style-name="ce68" office:value-type="string" calcext:value-type="string">
            <text:p>Tiempo Correción E.L.</text:p>
          </table:table-cell>
          <table:covered-table-cell table:style-name="ce90"/>
          <table:covered-table-cell table:style-name="ce94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18]-[.I18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18]+[.L18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19]-[.I19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19]+[.L19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0]-[.I20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0]+[.L20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1]-[.I21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1]+[.L21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2]-[.I22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2]+[.L22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3]-[.I23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3]+[.L23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4]-[.I24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4]+[.L24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5]-[.I25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5]+[.L25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3"/>
          <table:table-cell table:style-name="ce15" office:value-type="string" calcext:value-type="string" table:number-columns-spanned="4" table:number-rows-spanned="1">
            <text:p>TOTALES Desarrollo</text:p>
          </table:table-cell>
          <table:covered-table-cell table:number-columns-repeated="2" table:style-name="ce27"/>
          <table:covered-table-cell table:style-name="ce44"/>
          <table:table-cell table:style-name="ce58" table:formula="of:=IF(SUM([.F18:.F25])=0;&quot;Completar&quot;;SUM([.F18:.F25]))" office:value-type="string" office:string-value="Completar" calcext:value-type="string">
            <text:p>Completar</text:p>
          </table:table-cell>
          <table:table-cell table:style-name="ce70" table:formula="of:=IF(SUM([.G18:.G25])=0;&quot;Completar&quot;;SUM([.G18:.G25]))" office:value-type="string" office:string-value="Completar" calcext:value-type="string">
            <text:p>Completar</text:p>
          </table:table-cell>
          <table:table-cell table:style-name="ce77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5" table:formula="of:=IF(OR(COUNTIF([.J18:.J25];&quot;Error&quot;)&gt;0;COUNTIF([.J18:.J25];&quot;Completar&quot;)&gt;0);&quot;Error&quot;;IF(SUM([.J18:.J25])=0;&quot;Completar&quot;;SUM([.J18:.J25])))" office:value-type="string" office:string-value="Completar" calcext:value-type="string">
            <text:p>Completar</text:p>
          </table:table-cell>
          <table:table-cell table:style-name="ce87" table:formula="of:=SUM([.K18:.K25])" office:value-type="float" office:value="0" calcext:value-type="float">
            <text:p>0</text:p>
          </table:table-cell>
          <table:table-cell table:style-name="ce70" table:formula="of:=SUM([.L18:.L25])" office:value-type="time" office:time-value="PT00H00M00S" calcext:value-type="time">
            <text:p>0:00</text:p>
          </table:table-cell>
          <table:table-cell table:style-name="ce92" table:formula="of:=IF(SUM([.M18:.M25])=0;&quot;Completar&quot;;SUM([.M18:.M25]))" office:value-type="string" office:string-value="Completar" calcext:value-type="string">
            <text:p>Completar</text:p>
          </table:table-cell>
          <table:table-cell table:style-name="ce40" table:formula="of:=IF(OR(COUNTIF([.N18:.N25];&quot;Error&quot;)&gt;0;COUNTIF([.N18:.N25];&quot;Completar&quot;)&gt;0);&quot;Error&quot;;IF(SUM([.N18:.N25])=0;&quot;Completar&quot;;SUM([.N18:.N25])))" office:value-type="string" office:string-value="Completar" calcext:value-type="string">
            <text:p>Completar</text:p>
          </table:table-cell>
          <table:table-cell table:style-name="ce3"/>
          <table:table-cell table:style-name="ce103"/>
          <table:table-cell table:style-name="ce107" table:number-columns-repeated="1008"/>
        </table:table-row>
        <table:table-row table:style-name="ro6">
          <table:table-cell/>
          <table:table-cell table:style-name="ce4"/>
          <table:table-cell table:style-name="ce5" table:number-columns-repeated="12"/>
          <table:table-cell/>
          <table:table-cell table:style-name="ce102" table:number-columns-repeated="1009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Ejecu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3" table:number-columns-repeated="10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153" table:formula="of:=IF([.C30]&gt;[.D30];&quot;ERROR&quot;;[.D30]-[.C30])" office:value-type="time" office:time-value="PT00H00M00S" calcext:value-type="time">
            <text:p>0:00</text:p>
          </table:table-cell>
          <table:table-cell table:style-name="ce4" table:number-columns-repeated="10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 table:number-columns-repeated="1009"/>
        </table:table-row>
        <table:table-row table:style-name="ro9">
          <table:table-cell/>
          <table:table-cell table:style-name="ce11" office:value-type="string" calcext:value-type="string" table:number-columns-spanned="13" table:number-rows-spanned="1">
            <text:p>Resumen</text:p>
          </table:table-cell>
          <table:covered-table-cell table:number-columns-repeated="11" table:style-name="ce21"/>
          <table:covered-table-cell table:style-name="ce38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Líneas de Código (LOC)</text:p>
          </table:table-cell>
          <table:covered-table-cell table:style-name="ce28"/>
          <table:covered-table-cell table:style-name="ce35"/>
          <table:table-cell table:style-name="ce45" table:formula="of:=[.M26]" office:value-type="string" office:string-value="Completar" calcext:value-type="string" table:number-columns-spanned="2" table:number-rows-spanned="1">
            <text:p>Completar</text:p>
          </table:table-cell>
          <table:covered-table-cell table:style-name="ce59"/>
          <table:table-cell table:style-name="ce71">
            <draw:frame table:end-cell-address="Métricas.L43" table:end-x="11.63mm" table:end-y="5.01mm" draw:z-index="0" draw:name="5 Gráfico" draw:style-name="gr1" draw:text-style-name="P1" svg:width="122.49mm" svg:height="57.67mm" svg:x="1.06mm" svg:y="0.26mm">
              <draw:object draw:notify-on-update-of-ranges="Métricas.B37:Métricas.D42 Métricas.E37:Métricas.E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8" table:number-columns-repeated="6"/>
          <table:table-cell table:style-name="ce96"/>
          <table:table-cell table:number-columns-repeated="1010"/>
        </table:table-row>
        <table:table-row table:style-name="ro9">
          <table:table-cell/>
          <table:table-cell table:style-name="ce16" office:value-type="string" calcext:value-type="string" table:number-columns-spanned="3" table:number-rows-spanned="1">
            <text:p>LOC / Hora</text:p>
          </table:table-cell>
          <table:covered-table-cell table:style-name="ce28"/>
          <table:covered-table-cell table:style-name="ce35"/>
          <table:table-cell table:style-name="ce46" table:formula="of:=IF([.M26]=&quot;Completar&quot;;&quot;Completar&quot;;IFERROR([.M26]/([.N26]*24);&quot;Error&quot;))" office:value-type="string" office:string-value="Completar" calcext:value-type="string" table:number-columns-spanned="2" table:number-rows-spanned="1">
            <text:p>Completar</text:p>
          </table:table-cell>
          <table:covered-table-cell table:style-name="ce60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Errores Lógicos / 100 LOC</text:p>
          </table:table-cell>
          <table:covered-table-cell table:style-name="ce28"/>
          <table:covered-table-cell table:style-name="ce35"/>
          <table:table-cell table:style-name="ce45" table:formula="of:=IF([.K26]=0;0;IFERROR(ROUNDUP([.K26]/([.M26]/100);0);&quot;Error&quot;)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Porcentaje Errores Lógicos</text:p>
          </table:table-cell>
          <table:covered-table-cell table:style-name="ce28"/>
          <table:covered-table-cell table:style-name="ce35"/>
          <table:table-cell table:style-name="ce47" table:formula="of:=IF([.K26]=0;0;IFERROR([.K26]/[.M26];&quot;Error&quot;))" office:value-type="percentage" office:value="0" calcext:value-type="percentage" table:number-columns-spanned="2" table:number-rows-spanned="1">
            <text:p>0,0%</text:p>
          </table:table-cell>
          <table:covered-table-cell table:style-name="ce61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Análisis</text:p>
          </table:table-cell>
          <table:covered-table-cell table:style-name="ce28"/>
          <table:covered-table-cell table:style-name="ce35"/>
          <table:table-cell table:style-name="ce48" table:formula="of:=[.E5]" office:value-type="time" office:time-value="PT00H28M00S" calcext:value-type="time">
            <text:p>0:28</text:p>
          </table:table-cell>
          <table:table-cell table:style-name="ce62" table:formula="of:=IF([.E37]=&quot;Completar&quot;;[.E37];IFERROR([.E37]/[.$E$43];&quot;Error&quot;))" office:value-type="percentage" office:value="0.411764705882353" calcext:value-type="percentage">
            <text:p>41,2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Preparación de Prueba</text:p>
          </table:table-cell>
          <table:covered-table-cell table:style-name="ce28"/>
          <table:covered-table-cell table:style-name="ce35"/>
          <table:table-cell table:style-name="ce48" table:formula="of:=[.E9]" office:value-type="time" office:time-value="PT00H40M00S" calcext:value-type="time">
            <text:p>0:40</text:p>
          </table:table-cell>
          <table:table-cell table:style-name="ce62" table:formula="of:=IF([.E38]=&quot;Completar&quot;;[.E38];IFERROR([.E38]/[.$E$43];&quot;Error&quot;))" office:value-type="percentage" office:value="0.588235294117647" calcext:value-type="percentage">
            <text:p>58,8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Diseño</text:p>
          </table:table-cell>
          <table:covered-table-cell table:style-name="ce28"/>
          <table:covered-table-cell table:style-name="ce35"/>
          <table:table-cell table:style-name="ce48" table:formula="of:=[.E13]" office:value-type="time" office:time-value="PT00H00M00S" calcext:value-type="time">
            <text:p>0:00</text:p>
          </table:table-cell>
          <table:table-cell table:style-name="ce62" table:formula="of:=IF([.E39]=&quot;Completar&quot;;[.E39];IFERROR([.E39]/[.$E$43];&quot;Error&quot;))" office:value-type="percentage" office:value="0" calcext:value-type="percentage">
            <text:p>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Ejecución de Prueba</text:p>
          </table:table-cell>
          <table:covered-table-cell table:style-name="ce28"/>
          <table:covered-table-cell table:style-name="ce35"/>
          <table:table-cell table:style-name="ce48" table:formula="of:=[.E30]" office:value-type="time" office:time-value="PT00H00M00S" calcext:value-type="time">
            <text:p>0:00</text:p>
          </table:table-cell>
          <table:table-cell table:style-name="ce62" table:formula="of:=IF([.E40]=&quot;Completar&quot;;[.E40];IFERROR([.E40]/[.$E$43];&quot;Error&quot;))" office:value-type="percentage" office:value="0" calcext:value-type="percentage">
            <text:p>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Resolución Errores Lógicos</text:p>
          </table:table-cell>
          <table:covered-table-cell table:style-name="ce28"/>
          <table:covered-table-cell table:style-name="ce35"/>
          <table:table-cell table:style-name="ce48" table:formula="of:=[.L26]" office:value-type="time" office:time-value="PT00H00M00S" calcext:value-type="time">
            <text:p>0:00</text:p>
          </table:table-cell>
          <table:table-cell table:style-name="ce62" table:formula="of:=IF([.E41]=&quot;Completar&quot;;[.E41];IFERROR([.E41]/[.$E$43];&quot;Completar&quot;))" office:value-type="percentage" office:value="0" calcext:value-type="percentage">
            <text:p>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Efectivo de Desarrollo</text:p>
          </table:table-cell>
          <table:covered-table-cell table:style-name="ce28"/>
          <table:covered-table-cell table:style-name="ce35"/>
          <table:table-cell table:style-name="ce48" table:formula="of:=[.J26]" office:value-type="string" office:string-value="Completar" calcext:value-type="string">
            <text:p>Completar</text:p>
          </table:table-cell>
          <table:table-cell table:style-name="ce62" table:formula="of:=IF([.E42]=&quot;Completar&quot;;[.E42];IFERROR([.E42]/[.$E$43];&quot;Completar&quot;))" office:value-type="string" office:string-value="Completar" calcext:value-type="string">
            <text:p>Completa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7" office:value-type="string" calcext:value-type="string" table:number-columns-spanned="3" table:number-rows-spanned="1">
            <text:p>Tiempo Total</text:p>
          </table:table-cell>
          <table:covered-table-cell table:style-name="ce29"/>
          <table:covered-table-cell table:style-name="ce36"/>
          <table:table-cell table:style-name="ce49" table:formula="of:=IF(COUNTIF([.E37:.E42];&quot;Error&quot;)&gt;0;&quot;Error&quot;;IF(SUM([.E37:.E42])=0;&quot;Completar&quot;;SUM([.E37:.E42])))" office:value-type="time" office:time-value="PT01H08M00S" calcext:value-type="time" table:number-columns-spanned="2" table:number-rows-spanned="1">
            <text:p>1:08</text:p>
          </table:table-cell>
          <table:covered-table-cell table:style-name="ce63"/>
          <table:table-cell table:style-name="ce73"/>
          <table:table-cell table:style-name="ce80" table:number-columns-repeated="6"/>
          <table:table-cell table:style-name="ce98"/>
          <table:table-cell table:number-columns-repeated="1010"/>
        </table:table-row>
        <table:table-row table:style-name="ro6">
          <table:table-cell/>
          <table:table-cell table:style-name="ce18" table:number-columns-repeated="13"/>
          <table:table-cell/>
          <table:table-cell table:style-name="ce18" table:number-columns-repeated="1009"/>
        </table:table-row>
        <table:table-row table:style-name="ro9" table:visibility="collapse" table:number-rows-repeated="1048531">
          <table:table-cell table:number-columns-repeated="1024"/>
        </table:table-row>
        <table:table-row table:style-name="ro9" table:visibility="collapse">
          <table:table-cell table:number-columns-repeated="1024"/>
        </table:table-row>
        <calcext:conditional-formats>
          <calcext:conditional-format calcext:target-range-address="Métricas.C3:Métricas.C1048576 Métricas.A1:Métricas.B1048576 Métricas.D1:Métricas.AMJ8 Métricas.D10:Métricas.AMJ12 Métricas.D9:Métricas.D9 Métricas.F9:Métricas.AMJ9 Métricas.D14:Métricas.AMJ29 Métricas.D13:Métricas.D13 Métricas.F13:Métricas.AMJ13 Métricas.D31:Métricas.AMJ1048576 Métricas.D30:Métricas.D30 Métricas.F30:Métricas.AMJ30">
            <calcext:condition calcext:apply-style-name="ConditionalStyle_2" calcext:value="=&quot;Completar&quot;" calcext:base-cell-address="Métricas.A1"/>
            <calcext:condition calcext:apply-style-name="ConditionalStyle_1" calcext:value="=&quot;Error&quot;" calcext:base-cell-address="Métricas.A1"/>
          </calcext:conditional-format>
          <calcext:conditional-format calcext:target-range-address="Métricas.E9:Métricas.E9">
            <calcext:condition calcext:apply-style-name="ConditionalStyle_2" calcext:value="=&quot;Completar&quot;" calcext:base-cell-address="Métricas.E9"/>
            <calcext:condition calcext:apply-style-name="ConditionalStyle_1" calcext:value="=&quot;Error&quot;" calcext:base-cell-address="Métricas.E9"/>
          </calcext:conditional-format>
          <calcext:conditional-format calcext:target-range-address="Métricas.E13:Métricas.E13">
            <calcext:condition calcext:apply-style-name="ConditionalStyle_2" calcext:value="=&quot;Completar&quot;" calcext:base-cell-address="Métricas.E13"/>
            <calcext:condition calcext:apply-style-name="ConditionalStyle_1" calcext:value="=&quot;Error&quot;" calcext:base-cell-address="Métricas.E13"/>
          </calcext:conditional-format>
          <calcext:conditional-format calcext:target-range-address="Métricas.E30:Métricas.E30">
            <calcext:condition calcext:apply-style-name="ConditionalStyle_2" calcext:value="=&quot;Completar&quot;" calcext:base-cell-address="Métricas.E30"/>
            <calcext:condition calcext:apply-style-name="ConditionalStyle_1" calcext:value="=&quot;Error&quot;" calcext:base-cell-address="Métricas.E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time-style style:name="N113" number:truncate-on-overflow="false">
      <number:hours/>
      <number:text>:</number:text>
      <number:minutes number:style="long"/>
    </number:time-style>
    <number:percentage-style style:name="N114">
      <number:number number:decimal-places="1" loext:min-decimal-places="1" number:min-integer-digits="1"/>
      <number:text>%</number:text>
    </number:percentage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fc00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c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3:55:43.6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étricas" style:display-name="PageStyle_Métric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la de Métricas</dc:title>
    <meta:initial-creator>Lucas Ponce de Léon</meta:initial-creator>
    <dc:description>Universidad Nacional de La Matanza
Cátedra de Programación Avanzada</dc:description>
    <dc:creator>Luciano Nahuel Vitale</dc:creator>
    <meta:creation-date>2014-04-14T14:00:11</meta:creation-date>
    <dc:date>2018-07-17T04:13:31.003000000</dc:date>
    <meta:generator>LibreOffice/6.0.3.2$Windows_X86_64 LibreOffice_project/8f48d515416608e3a835360314dac7e47fd0b821</meta:generator>
    <meta:editing-duration>PT19M12S</meta:editing-duration>
    <meta:editing-cycles>3</meta:editing-cycles>
    <meta:document-statistic meta:table-count="1" meta:cell-count="10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time-style style:name="N113" number:truncate-on-overflow="false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3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3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ffc000"/>
    </style:style>
    <style:style style:name="ch8" style:family="chart">
      <style:chart-properties chart:solid-type="cuboid"/>
      <style:graphic-properties draw:fill-color="#00b0f0"/>
    </style:style>
    <style:style style:name="ch9" style:family="chart">
      <style:chart-properties chart:solid-type="cuboid"/>
      <style:graphic-properties draw:fill-color="#0066ff"/>
    </style:style>
    <style:style style:name="ch10" style:family="chart">
      <style:chart-properties chart:solid-type="cuboid"/>
      <style:graphic-properties draw:fill-color="#009900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00206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25cm" svg:height="5.768cm" xlink:href=".." xlink:type="simple" chart:class="chart:circle" chart:column-mapping="2" chart:style-name="ch1">
        <chart:legend svg:x="5.519cm" svg:y="1.276cm" style:legend-expansion="custom" chartooo:width="6.163cm" chartooo:height="3.02cm" style:legend-expansion-aspect-ratio="2.04072847682119" chart:style-name="ch2"/>
        <chart:plot-area chart:style-name="ch3" table:cell-range-address="Métricas.B37:Métricas.E42" chart:data-source-has-labels="column" svg:x="0.414cm" svg:y="0.424cm" svg:width="4.913cm" svg:height="4.913cm">
          <chartooo:coordinate-region svg:x="0.411cm" svg:y="0.424cm" svg:width="4.919cm" svg:height="4.913cm"/>
          <chart:axis chart:dimension="x" chart:name="primary-x" chart:style-name="ch4" chartooo:axis-type="text">
            <chart:categories table:cell-range-address="Métricas.B37:Métricas.D42"/>
          </chart:axis>
          <chart:axis chart:dimension="y" chart:name="primary-y" chart:style-name="ch5"/>
          <chart:series chart:style-name="ch6" chart:values-cell-range-address="Métricas.E37:Métricas.E4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Tiempo de Análisis</text:p>
                <text:list>
                  <text:list-item>
                    <text:p>Tiempo de Análisi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étricas.B37:Métricas.D42</svg:desc>
                </draw:g>
              </table:table-cell>
              <table:table-cell office:value-type="float" office:value="0.0194444444444444">
                <text:p>0.0194444444444444</text:p>
                <draw:g>
                  <svg:desc>Métricas.E37:Métricas.E42</svg:desc>
                </draw:g>
              </table:table-cell>
            </table:table-row>
            <table:table-row>
              <table:table-cell office:value-type="string">
                <text:p>Tiempo de Preparación de Prueba</text:p>
                <text:list>
                  <text:list-item>
                    <text:p>Tiempo de Prepara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iempo de Diseño</text:p>
                <text:list>
                  <text:list-item>
                    <text:p>Tiempo de Diseñ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de Ejecución de Prueba</text:p>
                <text:list>
                  <text:list-item>
                    <text:p>Tiempo de Ejecu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Resolución Errores Lógicos</text:p>
                <text:list>
                  <text:list-item>
                    <text:p>Tiempo Resolución Errores Lógico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fectivo de Desarrollo</text:p>
                <text:list>
                  <text:list-item>
                    <text:p>Tiempo Efectivo de Desarroll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